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06cm" svg:height="3.381cm" draw:transform="rotate (-1.57515964992488) translate (6.7145572715875cm 5.127281289326cm)" svg:viewBox="0 0 1107 3382" svg:d="M1107 3309c-55-217-149-960-193-1320s-110-1502-103-1645c1-124-857-616-809-142 50 474 136 1279 190 1741 55 465 66 942 105 1228 43 286 821 226 810 138z">
          <text:p/>
        </draw:path>
        <draw:path draw:style-name="gr1" draw:text-style-name="P1" draw:layer="layout" svg:width="0.903cm" svg:height="0.661cm" draw:transform="rotate (-2.15757602131539) translate (6.96265777377009cm 5.27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3.9988736382083cm 5.55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048cm" svg:height="3.459cm" draw:transform="skewX (-0.000523598775598324) rotate (-3.03093877901335) translate (5.72174364497249cm 7.2413627263421cm)" svg:viewBox="0 0 1049 3460" svg:d="M0 3327c55-216 211-1174 255-1534 43-360 69-1284 62-1427-1-123 778-645 730-170-50 475-129 1332-184 1796-55 462-112 1025-153 1311-42 285-721 113-710 24z">
          <text:p/>
        </draw:path>
        <draw:path draw:style-name="gr1" draw:text-style-name="P1" draw:layer="layout" svg:width="0.903cm" svg:height="0.661cm" draw:transform="skewX (0.00122173047639602) rotate (-2.15687788961459) translate (5.4856401432272cm 3.88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4) rotate (-2.15652882376419) translate (5.49288958045801cm 6.93858936176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1:14.33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